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th1" svg:font-family="MathJax_Math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="Rounded_20_short_20_Arrow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000000" draw:marker-start="Rounded_20_short_20_Arrow" draw:marker-start-width="0.518cm" draw:marker-end="" draw:marker-end-width="0.518cm" draw:fill="solid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5.592cm" fo:min-width="10.04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039cm" fo:min-width="0.897cm"/>
    </style:style>
    <style:style style:name="gr9" style:family="graphic" style:parent-style-name="standard">
      <style:graphic-properties draw:marker-start="Symmetric_20_Arrow" draw:marker-start-width="0.3cm" draw:textarea-vertical-align="middle"/>
    </style:style>
    <style:style style:name="gr10" style:family="graphic" style:parent-style-name="objectwithoutfill">
      <style:graphic-properties draw:marker-start="" draw:marker-end="Rounded_20_large_20_Arrow" draw:fill="solid" draw:textarea-vertical-align="middle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9cm" fo:min-width="0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21" style:family="graphic" style:parent-style-name="standard">
      <style:graphic-properties draw:marker-start="" draw:marker-end="Arrow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font-name="MathJax_Math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12" style:family="paragraph">
      <loext:graphic-properties draw:fill="solid"/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MathJax_Math1" style:font-name-asian="MathJax_Math1" style:font-name-complex="MathJax_Math1"/>
    </style:style>
    <style:style style:name="T3" style:family="text">
      <style:text-properties style:text-position="-33% 58%" style:font-name="MathJax_Math1" style:font-name-asian="MathJax_Math1" style:font-name-complex="MathJax_Math1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6" style:family="text">
      <style:text-properties style:text-position="0% 100%" style:font-name="MathJax_Math1" style:font-name-asian="MathJax_Math1" style:font-name-complex="MathJax_Mat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811cm" svg:y1="8.747cm" svg:x2="12.836cm" svg:y2="11.541cm">
          <text:p/>
        </draw:line>
        <draw:line draw:style-name="gr2" draw:text-style-name="P1" draw:layer="layout" svg:x1="12.43cm" svg:y1="11.922cm" svg:x2="9.636cm" svg:y2="11.541cm">
          <text:p/>
        </draw:line>
        <draw:line draw:style-name="gr2" draw:text-style-name="P1" draw:layer="layout" svg:x1="12.43cm" svg:y1="12.303cm" svg:x2="9.636cm" svg:y2="11.922cm">
          <text:p/>
        </draw:line>
        <draw:line draw:style-name="gr2" draw:text-style-name="P1" draw:layer="layout" svg:x1="12.938cm" svg:y1="12.684cm" svg:x2="9.636cm" svg:y2="12.303cm">
          <text:p/>
        </draw:line>
        <draw:line draw:style-name="gr3" draw:text-style-name="P1" draw:layer="layout" svg:x1="9.382cm" svg:y1="8.747cm" svg:x2="9.357cm" svg:y2="13.319cm">
          <text:p/>
        </draw:line>
        <draw:line draw:style-name="gr2" draw:text-style-name="P1" draw:layer="layout" svg:x1="9.763cm" svg:y1="13.7cm" svg:x2="12.557cm" svg:y2="13.319cm">
          <text:p/>
        </draw:line>
        <draw:line draw:style-name="gr2" draw:text-style-name="P1" draw:layer="layout" svg:x1="9.763cm" svg:y1="14.081cm" svg:x2="12.557cm" svg:y2="13.7cm">
          <text:p/>
        </draw:line>
        <draw:line draw:style-name="gr2" draw:text-style-name="P1" draw:layer="layout" svg:x1="9.255cm" svg:y1="14.462cm" svg:x2="12.557cm" svg:y2="14.081cm">
          <text:p/>
        </draw:line>
        <draw:path draw:style-name="gr4" draw:text-style-name="P2" draw:layer="layout" svg:width="10.54cm" svg:height="5.841cm" svg:x="5.826cm" svg:y="10.017cm" svg:viewBox="0 0 10541 5842" svg:d="M1047 3048v1587h3175v-1587h2097v1587h3175v-1587h1047v2794h-10541v-2794zM9494 2794v-1588h-3175v1588h-2097v-1588h-3175v1588h-1047v-2794h10541v2794z">
          <text:p/>
        </draw:path>
        <draw:line draw:style-name="gr2" draw:text-style-name="P1" draw:layer="layout" svg:x1="9.636cm" svg:y1="14.081cm" svg:x2="12.557cm" svg:y2="14.08cm">
          <text:p/>
        </draw:line>
        <draw:line draw:style-name="gr2" draw:text-style-name="P1" draw:layer="layout" svg:x1="9.636cm" svg:y1="13.7cm" svg:x2="12.557cm" svg:y2="13.699cm">
          <text:p/>
        </draw:line>
        <draw:line draw:style-name="gr2" draw:text-style-name="P1" draw:layer="layout" svg:x1="9.255cm" svg:y1="13.319cm" svg:x2="12.557cm" svg:y2="13.318cm">
          <text:p/>
        </draw:line>
        <draw:line draw:style-name="gr2" draw:text-style-name="P1" draw:layer="layout" svg:x1="9.382cm" svg:y1="14.335cm" svg:x2="9.357cm" svg:y2="18.145cm">
          <text:p/>
        </draw:line>
        <draw:line draw:style-name="gr2" draw:text-style-name="P1" draw:layer="layout" svg:x1="12.557cm" svg:y1="12.303cm" svg:x2="9.636cm" svg:y2="12.302cm">
          <text:p/>
        </draw:line>
        <draw:line draw:style-name="gr2" draw:text-style-name="P1" draw:layer="layout" svg:x1="12.557cm" svg:y1="11.922cm" svg:x2="9.636cm" svg:y2="11.921cm">
          <text:p/>
        </draw:line>
        <draw:line draw:style-name="gr2" draw:text-style-name="P1" draw:layer="layout" svg:x1="12.938cm" svg:y1="11.541cm" svg:x2="9.636cm" svg:y2="11.54cm">
          <text:p/>
        </draw:line>
        <draw:line draw:style-name="gr2" draw:text-style-name="P1" draw:layer="layout" svg:x1="12.811cm" svg:y1="12.557cm" svg:x2="12.811cm" svg:y2="18.145cm">
          <text:p/>
        </draw:line>
      </draw:page>
      <draw:page draw:name="page2" draw:style-name="dp1" draw:master-page-name="Default">
        <draw:line draw:style-name="gr2" draw:text-style-name="P1" draw:layer="layout" svg:x1="14.465cm" svg:y1="11.395cm" svg:x2="17.411cm" svg:y2="11.395cm">
          <text:p/>
        </draw:line>
        <draw:line draw:style-name="gr2" draw:text-style-name="P1" draw:layer="layout" svg:x1="7.023cm" svg:y1="11.414cm" svg:x2="3.975cm" svg:y2="11.414cm">
          <text:p/>
        </draw:line>
        <draw:line draw:style-name="gr2" draw:text-style-name="P1" draw:layer="layout" svg:x1="12.23cm" svg:y1="11.922cm" svg:x2="9.436cm" svg:y2="11.541cm">
          <text:p/>
        </draw:line>
        <draw:line draw:style-name="gr2" draw:text-style-name="P1" draw:layer="layout" svg:x1="12.23cm" svg:y1="12.303cm" svg:x2="9.436cm" svg:y2="11.922cm">
          <text:p/>
        </draw:line>
        <draw:line draw:style-name="gr2" draw:text-style-name="P1" draw:layer="layout" svg:x1="12.738cm" svg:y1="12.684cm" svg:x2="9.436cm" svg:y2="12.303cm">
          <text:p/>
        </draw:line>
        <draw:line draw:style-name="gr2" draw:text-style-name="P1" draw:layer="layout" svg:x1="9.563cm" svg:y1="13.7cm" svg:x2="12.357cm" svg:y2="13.319cm">
          <text:p/>
        </draw:line>
        <draw:line draw:style-name="gr2" draw:text-style-name="P1" draw:layer="layout" svg:x1="9.563cm" svg:y1="14.081cm" svg:x2="12.357cm" svg:y2="13.7cm">
          <text:p/>
        </draw:line>
        <draw:line draw:style-name="gr2" draw:text-style-name="P1" draw:layer="layout" svg:x1="9.055cm" svg:y1="14.462cm" svg:x2="12.357cm" svg:y2="14.081cm">
          <text:p/>
        </draw:line>
        <draw:path draw:style-name="gr4" draw:text-style-name="P2" draw:layer="layout" svg:width="10.54cm" svg:height="5.841cm" svg:x="5.626cm" svg:y="10.017cm" svg:viewBox="0 0 10541 5842" svg:d="M1047 3048v1587h3175v-1587h2097v1587h3175v-1587h1047v2794h-10541v-2794zM9494 2794v-1588h-3175v1588h-2097v-1588h-3175v1588h-1047v-2794h10541v2794z">
          <text:p/>
        </draw:path>
        <draw:line draw:style-name="gr2" draw:text-style-name="P1" draw:layer="layout" svg:x1="9.436cm" svg:y1="14.081cm" svg:x2="12.357cm" svg:y2="14.08cm">
          <text:p/>
        </draw:line>
        <draw:line draw:style-name="gr2" draw:text-style-name="P1" draw:layer="layout" svg:x1="9.436cm" svg:y1="13.7cm" svg:x2="12.357cm" svg:y2="13.699cm">
          <text:p/>
        </draw:line>
        <draw:line draw:style-name="gr2" draw:text-style-name="P1" draw:layer="layout" svg:x1="3.975cm" svg:y1="13.319cm" svg:x2="12.357cm" svg:y2="13.319cm">
          <text:p/>
        </draw:line>
        <draw:line draw:style-name="gr2" draw:text-style-name="P1" draw:layer="layout" svg:x1="9.155cm" svg:y1="14.462cm" svg:x2="3.948cm" svg:y2="14.462cm">
          <text:p/>
        </draw:line>
        <draw:line draw:style-name="gr2" draw:text-style-name="P1" draw:layer="layout" svg:x1="12.357cm" svg:y1="12.303cm" svg:x2="9.436cm" svg:y2="12.302cm">
          <text:p/>
        </draw:line>
        <draw:line draw:style-name="gr2" draw:text-style-name="P1" draw:layer="layout" svg:x1="12.357cm" svg:y1="11.922cm" svg:x2="9.436cm" svg:y2="11.921cm">
          <text:p/>
        </draw:line>
        <draw:line draw:style-name="gr2" draw:text-style-name="P1" draw:layer="layout" svg:x1="12.738cm" svg:y1="11.541cm" svg:x2="9.436cm" svg:y2="11.54cm">
          <text:p/>
        </draw:line>
        <draw:line draw:style-name="gr2" draw:text-style-name="P1" draw:layer="layout" svg:x1="12.611cm" svg:y1="12.684cm" svg:x2="17.437cm" svg:y2="12.684cm">
          <text:p/>
        </draw:line>
        <draw:line draw:style-name="gr2" draw:text-style-name="P1" draw:layer="layout" svg:x1="3.975cm" svg:y1="12.303cm" svg:x2="7.023cm" svg:y2="12.303cm">
          <text:p/>
        </draw:line>
        <draw:line draw:style-name="gr2" draw:text-style-name="P1" draw:layer="layout" svg:x1="7.023cm" svg:y1="11.312cm" svg:x2="7.023cm" svg:y2="12.404cm">
          <text:p/>
        </draw:line>
        <draw:line draw:style-name="gr2" draw:text-style-name="P1" draw:layer="layout" svg:x1="4.077cm" svg:y1="12.354cm" svg:x2="4.077cm" svg:y2="13.319cm">
          <text:p/>
        </draw:line>
        <draw:line draw:style-name="gr2" draw:text-style-name="P1" draw:layer="layout" svg:x1="12.738cm" svg:y1="11.439cm" svg:x2="12.738cm" svg:y2="12.201cm">
          <text:p/>
        </draw:line>
        <draw:line draw:style-name="gr2" draw:text-style-name="P1" draw:layer="layout" svg:x1="12.611cm" svg:y1="12.176cm" svg:x2="17.437cm" svg:y2="12.176cm">
          <text:p/>
        </draw:line>
        <draw:line draw:style-name="gr2" draw:text-style-name="P1" draw:layer="layout" svg:x1="14.643cm" svg:y1="11.795cm" svg:x2="17.437cm" svg:y2="11.795cm">
          <text:p/>
        </draw:line>
        <draw:line draw:style-name="gr2" draw:text-style-name="P1" draw:layer="layout" svg:x1="14.567cm" svg:y1="11.439cm" svg:x2="14.567cm" svg:y2="11.896cm">
          <text:p/>
        </draw:line>
        <draw:line draw:style-name="gr2" draw:text-style-name="P1" draw:layer="layout" svg:x1="17.335cm" svg:y1="11.744cm" svg:x2="17.335cm" svg:y2="12.252cm">
          <text:p/>
        </draw:line>
        <draw:frame draw:style-name="gr5" draw:text-style-name="P3" draw:layer="layout" svg:width="0.875cm" svg:height="0.962cm" svg:x="3.1cm" svg:y="14.081cm">
          <draw:text-box>
            <text:p>+</text:p>
          </draw:text-box>
        </draw:frame>
        <draw:frame draw:style-name="gr5" draw:text-style-name="P3" draw:layer="layout" svg:width="0.714cm" svg:height="0.962cm" svg:x="3.213cm" svg:y="10.833cm">
          <draw:text-box>
            <text:p>-</text:p>
          </draw:text-box>
        </draw:frame>
        <draw:frame draw:style-name="gr6" draw:text-style-name="P5" draw:layer="layout" svg:width="3.683cm" svg:height="3.095cm" svg:x="0.483cm" svg:y="11.541cm">
          <draw:text-box>
            <text:p text:style-name="P4"><text:span text:style-name="T1">S</text:span><text:span text:style-name="T1">t</text:span><text:span text:style-name="T1">a</text:span><text:span text:style-name="T1">t</text:span><text:span text:style-name="T1">e</text:span><text:span text:style-name="T1">(</text:span><text:span text:style-name="T1">1</text:span><text:span text:style-name="T1">-</text:span><text:span text:style-name="T1">4</text:span><text:span text:style-name="T1">)</text:span></text:p>
            <text:p text:style-name="P4"><text:span text:style-name="T1">1</text:span><text:span text:style-name="T1">)</text:span><text:span text:style-name="T1">V</text:span><text:span text:style-name="T1">p</text:span><text:span text:style-name="T1">h</text:span><text:span text:style-name="T1">a</text:span><text:span text:style-name="T1">s</text:span><text:span text:style-name="T1">e</text:span><text:span text:style-name="T1">1</text:span><text:span text:style-name="T1">-</text:span><text:span text:style-name="T1">V</text:span><text:span text:style-name="T1">o</text:span><text:span text:style-name="T1">u</text:span><text:span text:style-name="T1">t</text:span></text:p>
            <text:p text:style-name="P4"><text:span text:style-name="T1">2</text:span><text:span text:style-name="T1">)-</text:span><text:span text:style-name="T1">V</text:span><text:span text:style-name="T1">o</text:span><text:span text:style-name="T1">u</text:span><text:span text:style-name="T1">t</text:span></text:p>
            <text:p text:style-name="P4"><text:span text:style-name="T1">3</text:span><text:span text:style-name="T1">)-</text:span><text:span text:style-name="T1">V</text:span><text:span text:style-name="T1">o</text:span><text:span text:style-name="T1">u</text:span><text:span text:style-name="T1">t</text:span></text:p>
            <text:p text:style-name="P4"><text:span text:style-name="T1">4</text:span><text:span text:style-name="T1">)-</text:span><text:span text:style-name="T1">V</text:span><text:span text:style-name="T1">o</text:span><text:span text:style-name="T1">u</text:span><text:span text:style-name="T1">t</text:span></text:p>
          </draw:text-box>
        </draw:frame>
        <draw:frame draw:style-name="gr5" draw:text-style-name="P3" draw:layer="layout" svg:width="0.875cm" svg:height="0.962cm" svg:x="17.324cm" svg:y="10.779cm">
          <draw:text-box>
            <text:p>+</text:p>
          </draw:text-box>
        </draw:frame>
        <draw:frame draw:style-name="gr5" draw:text-style-name="P3" draw:layer="layout" svg:width="0.714cm" svg:height="0.962cm" svg:x="17.437cm" svg:y="12.303cm">
          <draw:text-box>
            <text:p>-</text:p>
          </draw:text-box>
        </draw:frame>
        <draw:frame draw:style-name="gr7" draw:text-style-name="P3" draw:layer="layout" svg:width="3.683cm" svg:height="3.806cm" svg:x="17.764cm" svg:y="11.037cm">
          <draw:text-box>
            <text:p><text:span text:style-name="T1">S</text:span><text:span text:style-name="T1">t</text:span><text:span text:style-name="T1">a</text:span><text:span text:style-name="T1">t</text:span><text:span text:style-name="T1">e</text:span><text:span text:style-name="T1">(</text:span><text:span text:style-name="T1">1</text:span><text:span text:style-name="T1">-</text:span><text:span text:style-name="T1">4</text:span><text:span text:style-name="T1">)</text:span></text:p>
            <text:p><text:span text:style-name="T1">1</text:span><text:span text:style-name="T1">)</text:span><text:span text:style-name="T1">V</text:span><text:span text:style-name="T1">o</text:span><text:span text:style-name="T1">u</text:span><text:span text:style-name="T1">t</text:span></text:p>
            <text:p><text:span text:style-name="T1">2</text:span><text:span text:style-name="T1">)</text:span><text:span text:style-name="T1">V</text:span><text:span text:style-name="T1">o</text:span><text:span text:style-name="T1">u</text:span><text:span text:style-name="T1">t</text:span></text:p>
            <text:p><text:span text:style-name="T1">3</text:span><text:span text:style-name="T1">)</text:span><text:span text:style-name="T1">V</text:span><text:span text:style-name="T1">o</text:span><text:span text:style-name="T1">u</text:span><text:span text:style-name="T1">t-</text:span><text:span text:style-name="T1">V</text:span><text:span text:style-name="T1">p</text:span><text:span text:style-name="T1">h</text:span><text:span text:style-name="T1">a</text:span><text:span text:style-name="T1">s</text:span><text:span text:style-name="T1">e</text:span><text:span text:style-name="T1">2</text:span></text:p>
            <text:p><text:span text:style-name="T1">4</text:span><text:span text:style-name="T1">)</text:span><text:span text:style-name="T1">V</text:span><text:span text:style-name="T1">o</text:span><text:span text:style-name="T1">u</text:span><text:span text:style-name="T1">t</text:span></text:p>
            <text:p/>
          </draw:text-box>
        </draw:frame>
      </draw:page>
      <draw:page draw:name="page3" draw:style-name="dp1" draw:master-page-name="Default">
        <draw:g>
          <draw:g>
            <draw:g>
              <draw:custom-shape draw:style-name="gr8" draw:text-style-name="P6" draw:layer="layout" svg:width="1.397cm" svg:height="1.289cm" svg:x="5.064cm" svg:y="14.129cm">
                <text:p/>
    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    </draw:custom-shape>
              <draw:line draw:style-name="gr9" draw:text-style-name="P7" draw:layer="layout" svg:x1="5.762cm" svg:y1="14.267cm" svg:x2="5.762cm" svg:y2="15.283cm">
                <text:p/>
              </draw:line>
            </draw:g>
            <draw:line draw:style-name="gr10" draw:text-style-name="P1" draw:layer="layout" svg:x1="5.762cm" svg:y1="14.14cm" svg:x2="5.762cm" svg:y2="13.251cm">
              <text:p/>
            </draw:line>
          </draw:g>
          <draw:line draw:style-name="gr11" draw:text-style-name="P1" draw:layer="layout" svg:x1="5.754cm" svg:y1="15.402cm" svg:x2="5.754cm" svg:y2="18.196cm">
            <text:p/>
          </draw:line>
          <draw:line draw:style-name="gr11" draw:text-style-name="P1" draw:layer="layout" svg:x1="5.754cm" svg:y1="11.922cm" svg:x2="5.754cm" svg:y2="13.319cm">
            <text:p/>
          </draw:line>
          <draw:line draw:style-name="gr11" draw:text-style-name="P1" draw:layer="layout" svg:x1="5.373cm" svg:y1="11.922cm" svg:x2="6.135cm" svg:y2="11.922cm">
            <text:p/>
          </draw:line>
          <draw:line draw:style-name="gr11" draw:text-style-name="P1" draw:layer="layout" svg:x1="5.373cm" svg:y1="11.541cm" svg:x2="6.135cm" svg:y2="11.541cm">
            <text:p/>
          </draw:line>
          <draw:line draw:style-name="gr11" draw:text-style-name="P1" draw:layer="layout" svg:x1="5.754cm" svg:y1="10.144cm" svg:x2="5.754cm" svg:y2="11.541cm">
            <text:p/>
          </draw:line>
        </draw:g>
        <draw:g>
          <draw:custom-shape draw:style-name="gr8" draw:text-style-name="P6" draw:layer="layout" svg:width="1.397cm" svg:height="1.289cm" svg:x="9.665cm" svg:y="14.129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line draw:style-name="gr9" draw:text-style-name="P7" draw:layer="layout" svg:x1="10.363cm" svg:y1="14.267cm" svg:x2="10.363cm" svg:y2="15.283cm">
            <text:p/>
          </draw:line>
        </draw:g>
        <draw:line draw:style-name="gr10" draw:text-style-name="P1" draw:layer="layout" svg:x1="10.363cm" svg:y1="14.14cm" svg:x2="10.363cm" svg:y2="13.251cm">
          <text:p/>
        </draw:line>
        <draw:line draw:style-name="gr11" draw:text-style-name="P1" draw:layer="layout" svg:x1="10.355cm" svg:y1="15.402cm" svg:x2="10.355cm" svg:y2="18.196cm">
          <text:p/>
        </draw:line>
        <draw:line draw:style-name="gr11" draw:text-style-name="P1" draw:layer="layout" svg:x1="10.355cm" svg:y1="11.922cm" svg:x2="10.355cm" svg:y2="13.319cm">
          <text:p/>
        </draw:line>
        <draw:line draw:style-name="gr11" draw:text-style-name="P1" draw:layer="layout" svg:x1="9.974cm" svg:y1="11.922cm" svg:x2="10.736cm" svg:y2="11.922cm">
          <text:p/>
        </draw:line>
        <draw:line draw:style-name="gr11" draw:text-style-name="P1" draw:layer="layout" svg:x1="9.974cm" svg:y1="11.541cm" svg:x2="10.736cm" svg:y2="11.541cm">
          <text:p/>
        </draw:line>
        <draw:line draw:style-name="gr11" draw:text-style-name="P1" draw:layer="layout" svg:x1="10.355cm" svg:y1="10.144cm" svg:x2="10.355cm" svg:y2="11.541cm">
          <text:p/>
        </draw:line>
        <draw:g>
          <draw:g>
            <draw:g>
              <draw:custom-shape draw:style-name="gr8" draw:text-style-name="P6" draw:layer="layout" svg:width="1.397cm" svg:height="1.289cm" svg:x="14.263cm" svg:y="14.129cm">
                <text:p/>
    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    </draw:custom-shape>
              <draw:line draw:style-name="gr9" draw:text-style-name="P7" draw:layer="layout" svg:x1="14.961cm" svg:y1="14.267cm" svg:x2="14.961cm" svg:y2="15.283cm">
                <text:p/>
              </draw:line>
            </draw:g>
            <draw:line draw:style-name="gr10" draw:text-style-name="P1" draw:layer="layout" svg:x1="14.961cm" svg:y1="14.14cm" svg:x2="14.961cm" svg:y2="13.251cm">
              <text:p/>
            </draw:line>
          </draw:g>
          <draw:line draw:style-name="gr11" draw:text-style-name="P1" draw:layer="layout" svg:x1="14.953cm" svg:y1="15.402cm" svg:x2="14.953cm" svg:y2="18.196cm">
            <text:p/>
          </draw:line>
          <draw:line draw:style-name="gr11" draw:text-style-name="P1" draw:layer="layout" svg:x1="14.953cm" svg:y1="11.922cm" svg:x2="14.953cm" svg:y2="13.319cm">
            <text:p/>
          </draw:line>
          <draw:line draw:style-name="gr11" draw:text-style-name="P1" draw:layer="layout" svg:x1="14.572cm" svg:y1="11.922cm" svg:x2="15.334cm" svg:y2="11.922cm">
            <text:p/>
          </draw:line>
          <draw:line draw:style-name="gr11" draw:text-style-name="P1" draw:layer="layout" svg:x1="14.572cm" svg:y1="11.541cm" svg:x2="15.334cm" svg:y2="11.541cm">
            <text:p/>
          </draw:line>
          <draw:line draw:style-name="gr11" draw:text-style-name="P1" draw:layer="layout" svg:x1="14.953cm" svg:y1="10.144cm" svg:x2="14.953cm" svg:y2="11.541cm">
            <text:p/>
          </draw:line>
        </draw:g>
        <draw:line draw:style-name="gr11" draw:text-style-name="P1" draw:layer="layout" svg:x1="5.75cm" svg:y1="10.144cm" svg:x2="14.97cm" svg:y2="10.144cm">
          <text:p/>
        </draw:line>
        <draw:line draw:style-name="gr11" draw:text-style-name="P1" draw:layer="layout" svg:x1="5.75cm" svg:y1="18.196cm" svg:x2="14.97cm" svg:y2="18.196cm">
          <text:p/>
        </draw:line>
        <draw:frame draw:style-name="gr12" draw:text-style-name="P8" draw:layer="layout" svg:width="1.276cm" svg:height="1.069cm" svg:x="5.884cm" svg:y="13.123cm">
          <draw:text-box>
            <text:p><text:span text:style-name="T2">ϕ</text:span><text:span text:style-name="T3">1</text:span></text:p>
          </draw:text-box>
        </draw:frame>
        <draw:frame draw:style-name="gr12" draw:text-style-name="P8" draw:layer="layout" svg:width="1.276cm" svg:height="1.069cm" svg:x="10.52cm" svg:y="13.123cm">
          <draw:text-box>
            <text:p><text:span text:style-name="T2">ϕ</text:span><text:span text:style-name="T3">c</text:span></text:p>
          </draw:text-box>
        </draw:frame>
        <draw:frame draw:style-name="gr12" draw:text-style-name="P8" draw:layer="layout" svg:width="1.276cm" svg:height="1.069cm" svg:x="15.155cm" svg:y="13.123cm">
          <draw:text-box>
            <text:p><text:span text:style-name="T2">ϕ</text:span><text:span text:style-name="T3">2</text:span></text:p>
          </draw:text-box>
        </draw:frame>
        <draw:custom-shape draw:style-name="gr13" draw:text-style-name="P9" draw:layer="layout" svg:width="0.127cm" svg:height="0.127cm" svg:x="6.334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127cm" svg:height="0.127cm" svg:x="6.333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127cm" svg:height="0.127cm" svg:x="10.933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127cm" svg:height="0.127cm" svg:x="10.932cm" svg:y="12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127cm" svg:height="0.127cm" svg:x="15.532cm" svg:y="12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127cm" svg:height="0.127cm" svg:x="15.531cm" svg:y="12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6" draw:layer="layout" svg:width="1.397cm" svg:height="1.289cm" svg:x="9.664cm" svg:y="16.028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line draw:style-name="gr9" draw:text-style-name="P7" draw:layer="layout" svg:x1="10.362cm" svg:y1="16.166cm" svg:x2="10.362cm" svg:y2="17.182cm">
            <text:p/>
          </draw:line>
        </draw:g>
        <draw:frame draw:style-name="gr14" draw:text-style-name="P11" draw:layer="layout" svg:width="1.311cm" svg:height="0.943cm" svg:x="6.564cm" svg:y="14.272cm">
          <draw:text-box>
            <text:p text:style-name="P10"><text:span text:style-name="T4">N</text:span><text:span text:style-name="T4">1</text:span></text:p>
          </draw:text-box>
        </draw:frame>
        <draw:frame draw:style-name="gr14" draw:text-style-name="P11" draw:layer="layout" svg:width="1.311cm" svg:height="0.943cm" svg:x="15.732cm" svg:y="14.272cm">
          <draw:text-box>
            <text:p text:style-name="P10"><text:span text:style-name="T4">N</text:span><text:span text:style-name="T4">2</text:span></text:p>
          </draw:text-box>
        </draw:frame>
        <draw:frame draw:style-name="gr15" draw:text-style-name="P11" draw:layer="layout" svg:width="1.442cm" svg:height="0.806cm" svg:x="11.038cm" svg:y="14.317cm">
          <draw:text-box>
            <text:p text:style-name="P10"><text:span text:style-name="T4">N</text:span><text:span text:style-name="T4">c</text:span><text:span text:style-name="T4">1</text:span></text:p>
          </draw:text-box>
        </draw:frame>
        <draw:frame draw:style-name="gr15" draw:text-style-name="P11" draw:layer="layout" svg:width="1.442cm" svg:height="0.806cm" svg:x="11.033cm" svg:y="16.24cm">
          <draw:text-box>
            <text:p text:style-name="P10"><text:span text:style-name="T4">N</text:span><text:span text:style-name="T4">c</text:span><text:span text:style-name="T4">2</text:span></text:p>
          </draw:text-box>
        </draw:frame>
      </draw:page>
      <draw:page draw:name="page4" draw:style-name="dp1" draw:master-page-name="Default">
        <draw:g>
          <draw:g>
            <draw:g>
              <draw:custom-shape draw:style-name="gr8" draw:text-style-name="P6" draw:layer="layout" svg:width="1.397cm" svg:height="1.289cm" svg:x="5.064cm" svg:y="14.129cm">
                <text:p/>
    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    </draw:custom-shape>
              <draw:line draw:style-name="gr9" draw:text-style-name="P7" draw:layer="layout" svg:x1="5.762cm" svg:y1="14.267cm" svg:x2="5.762cm" svg:y2="15.283cm">
                <text:p/>
              </draw:line>
            </draw:g>
            <draw:line draw:style-name="gr10" draw:text-style-name="P1" draw:layer="layout" svg:x1="5.762cm" svg:y1="14.14cm" svg:x2="5.762cm" svg:y2="13.251cm">
              <text:p/>
            </draw:line>
          </draw:g>
          <draw:line draw:style-name="gr11" draw:text-style-name="P1" draw:layer="layout" svg:x1="5.754cm" svg:y1="15.402cm" svg:x2="5.754cm" svg:y2="18.196cm">
            <text:p/>
          </draw:line>
          <draw:line draw:style-name="gr11" draw:text-style-name="P1" draw:layer="layout" svg:x1="5.754cm" svg:y1="11.922cm" svg:x2="5.754cm" svg:y2="13.319cm">
            <text:p/>
          </draw:line>
          <draw:line draw:style-name="gr11" draw:text-style-name="P1" draw:layer="layout" svg:x1="5.373cm" svg:y1="11.922cm" svg:x2="6.135cm" svg:y2="11.922cm">
            <text:p/>
          </draw:line>
          <draw:line draw:style-name="gr11" draw:text-style-name="P1" draw:layer="layout" svg:x1="5.373cm" svg:y1="11.541cm" svg:x2="6.135cm" svg:y2="11.541cm">
            <text:p/>
          </draw:line>
          <draw:line draw:style-name="gr11" draw:text-style-name="P1" draw:layer="layout" svg:x1="5.754cm" svg:y1="10.144cm" svg:x2="5.754cm" svg:y2="11.541cm">
            <text:p/>
          </draw:line>
        </draw:g>
        <draw:g>
          <draw:custom-shape draw:style-name="gr8" draw:text-style-name="P6" draw:layer="layout" svg:width="1.397cm" svg:height="1.289cm" svg:x="9.665cm" svg:y="14.129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line draw:style-name="gr9" draw:text-style-name="P7" draw:layer="layout" svg:x1="10.363cm" svg:y1="14.267cm" svg:x2="10.363cm" svg:y2="15.283cm">
            <text:p/>
          </draw:line>
        </draw:g>
        <draw:line draw:style-name="gr10" draw:text-style-name="P1" draw:layer="layout" svg:x1="10.363cm" svg:y1="14.14cm" svg:x2="10.363cm" svg:y2="13.251cm">
          <text:p/>
        </draw:line>
        <draw:line draw:style-name="gr11" draw:text-style-name="P1" draw:layer="layout" svg:x1="10.355cm" svg:y1="15.402cm" svg:x2="10.355cm" svg:y2="18.196cm">
          <text:p/>
        </draw:line>
        <draw:line draw:style-name="gr11" draw:text-style-name="P1" draw:layer="layout" svg:x1="10.355cm" svg:y1="11.922cm" svg:x2="10.355cm" svg:y2="13.319cm">
          <text:p/>
        </draw:line>
        <draw:line draw:style-name="gr11" draw:text-style-name="P1" draw:layer="layout" svg:x1="9.974cm" svg:y1="11.922cm" svg:x2="10.736cm" svg:y2="11.922cm">
          <text:p/>
        </draw:line>
        <draw:line draw:style-name="gr11" draw:text-style-name="P1" draw:layer="layout" svg:x1="9.974cm" svg:y1="11.541cm" svg:x2="10.736cm" svg:y2="11.541cm">
          <text:p/>
        </draw:line>
        <draw:line draw:style-name="gr11" draw:text-style-name="P1" draw:layer="layout" svg:x1="10.355cm" svg:y1="10.144cm" svg:x2="10.355cm" svg:y2="11.541cm">
          <text:p/>
        </draw:line>
        <draw:g>
          <draw:g>
            <draw:g>
              <draw:custom-shape draw:style-name="gr8" draw:text-style-name="P6" draw:layer="layout" svg:width="1.397cm" svg:height="1.289cm" svg:x="14.263cm" svg:y="14.129cm">
                <text:p/>
    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    </draw:custom-shape>
              <draw:line draw:style-name="gr9" draw:text-style-name="P7" draw:layer="layout" svg:x1="14.961cm" svg:y1="14.267cm" svg:x2="14.961cm" svg:y2="15.283cm">
                <text:p/>
              </draw:line>
            </draw:g>
            <draw:line draw:style-name="gr10" draw:text-style-name="P1" draw:layer="layout" svg:x1="14.961cm" svg:y1="14.14cm" svg:x2="14.961cm" svg:y2="13.251cm">
              <text:p/>
            </draw:line>
          </draw:g>
          <draw:line draw:style-name="gr11" draw:text-style-name="P1" draw:layer="layout" svg:x1="14.953cm" svg:y1="15.402cm" svg:x2="14.953cm" svg:y2="18.196cm">
            <text:p/>
          </draw:line>
          <draw:line draw:style-name="gr11" draw:text-style-name="P1" draw:layer="layout" svg:x1="14.953cm" svg:y1="11.922cm" svg:x2="14.953cm" svg:y2="13.319cm">
            <text:p/>
          </draw:line>
          <draw:line draw:style-name="gr11" draw:text-style-name="P1" draw:layer="layout" svg:x1="14.572cm" svg:y1="11.922cm" svg:x2="15.334cm" svg:y2="11.922cm">
            <text:p/>
          </draw:line>
          <draw:line draw:style-name="gr11" draw:text-style-name="P1" draw:layer="layout" svg:x1="14.572cm" svg:y1="11.541cm" svg:x2="15.334cm" svg:y2="11.541cm">
            <text:p/>
          </draw:line>
          <draw:line draw:style-name="gr11" draw:text-style-name="P1" draw:layer="layout" svg:x1="14.953cm" svg:y1="10.144cm" svg:x2="14.953cm" svg:y2="11.541cm">
            <text:p/>
          </draw:line>
        </draw:g>
        <draw:line draw:style-name="gr11" draw:text-style-name="P1" draw:layer="layout" svg:x1="5.75cm" svg:y1="10.144cm" svg:x2="14.97cm" svg:y2="10.144cm">
          <text:p/>
        </draw:line>
        <draw:line draw:style-name="gr11" draw:text-style-name="P1" draw:layer="layout" svg:x1="5.75cm" svg:y1="18.196cm" svg:x2="14.97cm" svg:y2="18.196cm">
          <text:p/>
        </draw:line>
        <draw:frame draw:style-name="gr12" draw:text-style-name="P8" draw:layer="layout" svg:width="1.276cm" svg:height="1.069cm" svg:x="5.884cm" svg:y="13.123cm">
          <draw:text-box>
            <text:p><text:span text:style-name="T2">ϕ</text:span><text:span text:style-name="T3">1</text:span></text:p>
          </draw:text-box>
        </draw:frame>
        <draw:frame draw:style-name="gr12" draw:text-style-name="P8" draw:layer="layout" svg:width="1.276cm" svg:height="1.069cm" svg:x="10.52cm" svg:y="13.123cm">
          <draw:text-box>
            <text:p><text:span text:style-name="T2">ϕ</text:span><text:span text:style-name="T3">c</text:span></text:p>
          </draw:text-box>
        </draw:frame>
        <draw:frame draw:style-name="gr12" draw:text-style-name="P8" draw:layer="layout" svg:width="1.276cm" svg:height="1.069cm" svg:x="15.155cm" svg:y="13.123cm">
          <draw:text-box>
            <text:p><text:span text:style-name="T2">ϕ</text:span><text:span text:style-name="T3">2</text:span></text:p>
          </draw:text-box>
        </draw:frame>
        <draw:custom-shape draw:style-name="gr13" draw:text-style-name="P9" draw:layer="layout" svg:width="0.127cm" svg:height="0.127cm" svg:x="6.334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127cm" svg:height="0.127cm" svg:x="6.333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127cm" svg:height="0.127cm" svg:x="10.933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127cm" svg:height="0.127cm" svg:x="10.932cm" svg:y="12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127cm" svg:height="0.127cm" svg:x="15.532cm" svg:y="12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127cm" svg:height="0.127cm" svg:x="15.531cm" svg:y="12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5" draw:text-style-name="P3" draw:layer="layout" svg:width="0.875cm" svg:height="0.962cm" svg:x="4.448cm" svg:y="13.557cm">
            <draw:text-box>
              <text:p>+</text:p>
            </draw:text-box>
          </draw:frame>
          <draw:frame draw:style-name="gr5" draw:text-style-name="P3" draw:layer="layout" svg:width="0.714cm" svg:height="0.962cm" svg:x="4.549cm" svg:y="14.757cm">
            <draw:text-box>
              <text:p>-</text:p>
            </draw:text-box>
          </draw:frame>
        </draw:g>
        <draw:g>
          <draw:frame draw:style-name="gr5" draw:text-style-name="P3" draw:layer="layout" svg:width="0.875cm" svg:height="0.962cm" svg:x="8.949cm" svg:y="13.557cm">
            <draw:text-box>
              <text:p>+</text:p>
            </draw:text-box>
          </draw:frame>
          <draw:frame draw:style-name="gr5" draw:text-style-name="P3" draw:layer="layout" svg:width="0.714cm" svg:height="0.962cm" svg:x="9.05cm" svg:y="14.757cm">
            <draw:text-box>
              <text:p>-</text:p>
            </draw:text-box>
          </draw:frame>
        </draw:g>
        <draw:g>
          <draw:custom-shape draw:style-name="gr8" draw:text-style-name="P6" draw:layer="layout" svg:width="1.397cm" svg:height="1.289cm" svg:x="9.664cm" svg:y="16.028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line draw:style-name="gr9" draw:text-style-name="P7" draw:layer="layout" svg:x1="10.362cm" svg:y1="16.166cm" svg:x2="10.362cm" svg:y2="17.182cm">
            <text:p/>
          </draw:line>
        </draw:g>
        <draw:g>
          <draw:frame draw:style-name="gr5" draw:text-style-name="P3" draw:layer="layout" svg:width="0.714cm" svg:height="0.962cm" svg:x="9.05cm" svg:y="15.557cm">
            <draw:text-box>
              <text:p>-</text:p>
            </draw:text-box>
          </draw:frame>
          <draw:frame draw:style-name="gr16" draw:text-style-name="P3" draw:layer="layout" svg:width="0.875cm" svg:height="0.962cm" svg:x="8.951cm" svg:y="16.794cm">
            <draw:text-box>
              <text:p>+</text:p>
            </draw:text-box>
          </draw:frame>
        </draw:g>
        <draw:g>
          <draw:frame draw:style-name="gr5" draw:text-style-name="P3" draw:layer="layout" svg:width="0.875cm" svg:height="0.962cm" svg:x="13.649cm" svg:y="13.557cm">
            <draw:text-box>
              <text:p>+</text:p>
            </draw:text-box>
          </draw:frame>
          <draw:frame draw:style-name="gr5" draw:text-style-name="P3" draw:layer="layout" svg:width="0.714cm" svg:height="0.962cm" svg:x="13.75cm" svg:y="14.757cm">
            <draw:text-box>
              <text:p>-</text:p>
            </draw:text-box>
          </draw:frame>
        </draw:g>
        <draw:frame draw:style-name="gr14" draw:text-style-name="P11" draw:layer="layout" svg:width="1.311cm" svg:height="0.943cm" svg:x="6.564cm" svg:y="14.272cm">
          <draw:text-box>
            <text:p text:style-name="P10"><text:span text:style-name="T4">N</text:span><text:span text:style-name="T4">1</text:span></text:p>
          </draw:text-box>
        </draw:frame>
        <draw:frame draw:style-name="gr14" draw:text-style-name="P11" draw:layer="layout" svg:width="1.311cm" svg:height="0.943cm" svg:x="15.732cm" svg:y="14.272cm">
          <draw:text-box>
            <text:p text:style-name="P10"><text:span text:style-name="T4">N</text:span><text:span text:style-name="T4">2</text:span></text:p>
          </draw:text-box>
        </draw:frame>
        <draw:frame draw:style-name="gr15" draw:text-style-name="P11" draw:layer="layout" svg:width="1.442cm" svg:height="0.806cm" svg:x="11.038cm" svg:y="14.317cm">
          <draw:text-box>
            <text:p text:style-name="P10"><text:span text:style-name="T4">N</text:span><text:span text:style-name="T4">c</text:span><text:span text:style-name="T4">1</text:span></text:p>
          </draw:text-box>
        </draw:frame>
        <draw:frame draw:style-name="gr15" draw:text-style-name="P11" draw:layer="layout" svg:width="1.442cm" svg:height="0.806cm" svg:x="11.033cm" svg:y="16.24cm">
          <draw:text-box>
            <text:p text:style-name="P10"><text:span text:style-name="T4">N</text:span><text:span text:style-name="T4">c</text:span><text:span text:style-name="T4">2</text:span></text:p>
          </draw:text-box>
        </draw:frame>
      </draw:page>
      <draw:page draw:name="page5" draw:style-name="dp1" draw:master-page-name="Default">
        <draw:line draw:style-name="gr11" draw:text-style-name="P1" draw:layer="layout" svg:x1="5.75cm" svg:y1="10.144cm" svg:x2="14.97cm" svg:y2="10.144cm">
          <text:p/>
        </draw:line>
        <draw:line draw:style-name="gr11" draw:text-style-name="P1" draw:layer="layout" svg:x1="5.75cm" svg:y1="18.196cm" svg:x2="14.97cm" svg:y2="18.196cm">
          <text:p/>
        </draw:line>
        <draw:frame draw:style-name="gr17" draw:text-style-name="P8" draw:layer="layout" svg:width="1.276cm" svg:height="1.016cm" svg:x="7.341cm" svg:y="12.938cm">
          <draw:text-box>
            <text:p><text:span text:style-name="T2">ϕ</text:span><text:span text:style-name="T3">1</text:span></text:p>
          </draw:text-box>
        </draw:frame>
        <draw:g>
          <draw:frame draw:style-name="gr5" draw:text-style-name="P3" draw:layer="layout" svg:width="0.875cm" svg:height="0.962cm" svg:x="10.77cm" svg:y="10.776cm">
            <draw:text-box>
              <text:p>+</text:p>
            </draw:text-box>
          </draw:frame>
          <draw:frame draw:style-name="gr5" draw:text-style-name="P3" draw:layer="layout" svg:width="0.714cm" svg:height="0.962cm" svg:x="10.871cm" svg:y="11.976cm">
            <draw:text-box>
              <text:p>-</text:p>
            </draw:text-box>
          </draw:frame>
        </draw:g>
        <draw:g>
          <draw:line draw:style-name="gr11" draw:text-style-name="P1" draw:layer="layout" svg:x1="5.754cm" svg:y1="15.376cm" svg:x2="5.754cm" svg:y2="18.17cm">
            <text:p/>
          </draw:line>
          <draw:g>
            <draw:frame draw:style-name="gr5" draw:text-style-name="P3" draw:layer="layout" svg:width="0.892cm" svg:height="0.962cm" svg:x="5.944cm" svg:y="10.753cm">
              <draw:text-box>
                <text:p><text:s/>-</text:p>
              </draw:text-box>
            </draw:frame>
            <draw:frame draw:style-name="gr5" draw:text-style-name="P3" draw:layer="layout" svg:width="0.875cm" svg:height="0.962cm" svg:x="6.045cm" svg:y="11.953cm">
              <draw:text-box>
                <text:p>+</text:p>
              </draw:text-box>
            </draw:frame>
          </draw:g>
          <draw:frame draw:style-name="gr18" draw:text-style-name="P11" draw:layer="layout" svg:width="1.666cm" svg:height="1.361cm" svg:x="3.897cm" svg:y="14.309cm">
            <draw:text-box>
              <text:p text:style-name="P10"><text:span text:style-name="T4">n</text:span><text:span text:style-name="T5">1</text:span><text:span text:style-name="T4">I</text:span><text:span text:style-name="T5">1</text:span></text:p>
            </draw:text-box>
          </draw:frame>
          <draw:g>
            <draw:custom-shape draw:style-name="gr8" draw:text-style-name="P6" draw:layer="layout" svg:width="1.397cm" svg:height="1.289cm" svg:x="5.058cm" svg:y="14.084cm">
              <text:p/>
  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  </draw:custom-shape>
            <draw:g>
              <draw:frame draw:style-name="gr5" draw:text-style-name="P3" draw:layer="layout" svg:width="0.875cm" svg:height="0.962cm" svg:x="5.303cm" svg:y="13.909cm">
                <draw:text-box>
                  <text:p>+</text:p>
                </draw:text-box>
              </draw:frame>
              <draw:frame draw:style-name="gr19" draw:text-style-name="P3" draw:layer="layout" svg:width="0.714cm" svg:height="1.4cm" svg:x="5.404cm" svg:y="14.671cm">
                <draw:text-box>
                  <text:p>-</text:p>
                </draw:text-box>
              </draw:frame>
            </draw:g>
          </draw:g>
          <draw:g>
            <draw:line draw:style-name="gr11" draw:text-style-name="P1" draw:layer="layout" svg:x1="5.766cm" svg:y1="10.118cm" svg:x2="5.766cm" svg:y2="10.88cm">
              <text:p/>
            </draw:line>
            <draw:g>
              <draw:line draw:style-name="gr11" draw:text-style-name="P12" draw:layer="layout" svg:x1="5.766cm" svg:y1="12.277cm" svg:x2="5.766cm" svg:y2="12.785cm">
                <text:p/>
              </draw:line>
              <draw:g>
                <draw:line draw:style-name="gr11" draw:text-style-name="P12" draw:layer="layout" svg:x1="5.766cm" svg:y1="11.261cm" svg:x2="6.147cm" svg:y2="11.388cm">
                  <text:p/>
                </draw:line>
                <draw:line draw:style-name="gr11" draw:text-style-name="P12" draw:layer="layout" svg:x1="6.146cm" svg:y1="11.388cm" svg:x2="5.385cm" svg:y2="11.642cm">
                  <text:p/>
                </draw:line>
                <draw:line draw:style-name="gr11" draw:text-style-name="P12" draw:layer="layout" svg:x1="5.385cm" svg:y1="11.642cm" svg:x2="5.766cm" svg:y2="11.769cm">
                  <text:p/>
                </draw:line>
                <draw:line draw:style-name="gr11" draw:text-style-name="P12" draw:layer="layout" svg:x1="5.766cm" svg:y1="11.769cm" svg:x2="6.147cm" svg:y2="11.896cm">
                  <text:p/>
                </draw:line>
                <draw:line draw:style-name="gr11" draw:text-style-name="P12" draw:layer="layout" svg:x1="6.146cm" svg:y1="11.896cm" svg:x2="5.385cm" svg:y2="12.15cm">
                  <text:p/>
                </draw:line>
                <draw:line draw:style-name="gr11" draw:text-style-name="P12" draw:layer="layout" svg:x1="5.385cm" svg:y1="12.15cm" svg:x2="5.766cm" svg:y2="12.277cm">
                  <text:p/>
                </draw:line>
              </draw:g>
              <draw:line draw:style-name="gr11" draw:text-style-name="P12" draw:layer="layout" svg:x1="5.766cm" svg:y1="10.753cm" svg:x2="5.766cm" svg:y2="11.261cm">
                <text:p/>
              </draw:line>
            </draw:g>
            <draw:line draw:style-name="gr11" draw:text-style-name="P1" draw:layer="layout" svg:x1="5.766cm" svg:y1="12.785cm" svg:x2="5.766cm" svg:y2="14.055cm">
              <text:p/>
            </draw:line>
          </draw:g>
          <draw:frame draw:style-name="gr20" draw:text-style-name="P8" draw:layer="layout" svg:width="1.276cm" svg:height="0.998cm" svg:x="4.16cm" svg:y="11.388cm">
            <draw:text-box>
              <text:p><text:span text:style-name="T6">R</text:span><text:span text:style-name="T3">1</text:span></text:p>
            </draw:text-box>
          </draw:frame>
        </draw:g>
        <draw:line draw:style-name="gr11" draw:text-style-name="P1" draw:layer="layout" svg:x1="10.334cm" svg:y1="17.129cm" svg:x2="10.334cm" svg:y2="18.17cm">
          <text:p/>
        </draw:line>
        <draw:frame draw:style-name="gr18" draw:text-style-name="P11" draw:layer="layout" svg:width="1.666cm" svg:height="1.361cm" svg:x="8.477cm" svg:y="14.309cm">
          <draw:text-box>
            <text:p text:style-name="P10"><text:span text:style-name="T4">n</text:span><text:span text:style-name="T5">c</text:span><text:span text:style-name="T5">2</text:span><text:span text:style-name="T4">I</text:span><text:span text:style-name="T5">2</text:span></text:p>
          </draw:text-box>
        </draw:frame>
        <draw:g>
          <draw:custom-shape draw:style-name="gr8" draw:text-style-name="P6" draw:layer="layout" svg:width="1.397cm" svg:height="1.289cm" svg:x="9.638cm" svg:y="14.084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g>
            <draw:frame draw:style-name="gr5" draw:text-style-name="P3" draw:layer="layout" svg:width="0.875cm" svg:height="0.962cm" svg:x="9.883cm" svg:y="13.909cm">
              <draw:text-box>
                <text:p>+</text:p>
              </draw:text-box>
            </draw:frame>
            <draw:frame draw:style-name="gr19" draw:text-style-name="P3" draw:layer="layout" svg:width="0.714cm" svg:height="1.4cm" svg:x="9.984cm" svg:y="14.671cm">
              <draw:text-box>
                <text:p>-</text:p>
              </draw:text-box>
            </draw:frame>
          </draw:g>
        </draw:g>
        <draw:g>
          <draw:line draw:style-name="gr11" draw:text-style-name="P1" draw:layer="layout" svg:x1="10.346cm" svg:y1="10.118cm" svg:x2="10.346cm" svg:y2="10.88cm">
            <text:p/>
          </draw:line>
          <draw:g>
            <draw:line draw:style-name="gr11" draw:text-style-name="P12" draw:layer="layout" svg:x1="10.346cm" svg:y1="12.277cm" svg:x2="10.346cm" svg:y2="12.785cm">
              <text:p/>
            </draw:line>
            <draw:g>
              <draw:line draw:style-name="gr11" draw:text-style-name="P12" draw:layer="layout" svg:x1="10.346cm" svg:y1="11.261cm" svg:x2="10.727cm" svg:y2="11.388cm">
                <text:p/>
              </draw:line>
              <draw:line draw:style-name="gr11" draw:text-style-name="P12" draw:layer="layout" svg:x1="10.726cm" svg:y1="11.388cm" svg:x2="9.965cm" svg:y2="11.642cm">
                <text:p/>
              </draw:line>
              <draw:line draw:style-name="gr11" draw:text-style-name="P12" draw:layer="layout" svg:x1="9.965cm" svg:y1="11.642cm" svg:x2="10.346cm" svg:y2="11.769cm">
                <text:p/>
              </draw:line>
              <draw:line draw:style-name="gr11" draw:text-style-name="P12" draw:layer="layout" svg:x1="10.346cm" svg:y1="11.769cm" svg:x2="10.727cm" svg:y2="11.896cm">
                <text:p/>
              </draw:line>
              <draw:line draw:style-name="gr11" draw:text-style-name="P12" draw:layer="layout" svg:x1="10.726cm" svg:y1="11.896cm" svg:x2="9.965cm" svg:y2="12.15cm">
                <text:p/>
              </draw:line>
              <draw:line draw:style-name="gr11" draw:text-style-name="P12" draw:layer="layout" svg:x1="9.965cm" svg:y1="12.15cm" svg:x2="10.346cm" svg:y2="12.277cm">
                <text:p/>
              </draw:line>
            </draw:g>
            <draw:line draw:style-name="gr11" draw:text-style-name="P12" draw:layer="layout" svg:x1="10.346cm" svg:y1="10.753cm" svg:x2="10.346cm" svg:y2="11.261cm">
              <text:p/>
            </draw:line>
          </draw:g>
          <draw:line draw:style-name="gr11" draw:text-style-name="P1" draw:layer="layout" svg:x1="10.346cm" svg:y1="12.785cm" svg:x2="10.346cm" svg:y2="14.055cm">
            <text:p/>
          </draw:line>
        </draw:g>
        <draw:frame draw:style-name="gr20" draw:text-style-name="P8" draw:layer="layout" svg:width="1.276cm" svg:height="0.998cm" svg:x="8.74cm" svg:y="11.388cm">
          <draw:text-box>
            <text:p><text:span text:style-name="T6">R</text:span><text:span text:style-name="T3">c</text:span></text:p>
          </draw:text-box>
        </draw:frame>
        <draw:line draw:style-name="gr11" draw:text-style-name="P1" draw:layer="layout" svg:x1="14.913cm" svg:y1="15.376cm" svg:x2="14.913cm" svg:y2="18.17cm">
          <text:p/>
        </draw:line>
        <draw:frame draw:style-name="gr18" draw:text-style-name="P11" draw:layer="layout" svg:width="1.666cm" svg:height="1.361cm" svg:x="13.056cm" svg:y="14.309cm">
          <draw:text-box>
            <text:p text:style-name="P10"><text:span text:style-name="T4">n</text:span><text:span text:style-name="T5">2</text:span><text:span text:style-name="T4">I</text:span><text:span text:style-name="T5">2</text:span></text:p>
          </draw:text-box>
        </draw:frame>
        <draw:g>
          <draw:custom-shape draw:style-name="gr8" draw:text-style-name="P6" draw:layer="layout" svg:width="1.397cm" svg:height="1.289cm" svg:x="14.217cm" svg:y="14.084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g>
            <draw:frame draw:style-name="gr5" draw:text-style-name="P3" draw:layer="layout" svg:width="0.875cm" svg:height="0.962cm" svg:x="14.462cm" svg:y="13.909cm">
              <draw:text-box>
                <text:p>+</text:p>
              </draw:text-box>
            </draw:frame>
            <draw:frame draw:style-name="gr19" draw:text-style-name="P3" draw:layer="layout" svg:width="0.714cm" svg:height="1.4cm" svg:x="14.563cm" svg:y="14.671cm">
              <draw:text-box>
                <text:p>-</text:p>
              </draw:text-box>
            </draw:frame>
          </draw:g>
        </draw:g>
        <draw:g>
          <draw:line draw:style-name="gr11" draw:text-style-name="P1" draw:layer="layout" svg:x1="14.925cm" svg:y1="10.118cm" svg:x2="14.925cm" svg:y2="10.88cm">
            <text:p/>
          </draw:line>
          <draw:g>
            <draw:line draw:style-name="gr11" draw:text-style-name="P12" draw:layer="layout" svg:x1="14.925cm" svg:y1="12.277cm" svg:x2="14.925cm" svg:y2="12.785cm">
              <text:p/>
            </draw:line>
            <draw:g>
              <draw:line draw:style-name="gr11" draw:text-style-name="P12" draw:layer="layout" svg:x1="14.925cm" svg:y1="11.261cm" svg:x2="15.306cm" svg:y2="11.388cm">
                <text:p/>
              </draw:line>
              <draw:line draw:style-name="gr11" draw:text-style-name="P12" draw:layer="layout" svg:x1="15.305cm" svg:y1="11.388cm" svg:x2="14.544cm" svg:y2="11.642cm">
                <text:p/>
              </draw:line>
              <draw:line draw:style-name="gr11" draw:text-style-name="P12" draw:layer="layout" svg:x1="14.544cm" svg:y1="11.642cm" svg:x2="14.925cm" svg:y2="11.769cm">
                <text:p/>
              </draw:line>
              <draw:line draw:style-name="gr11" draw:text-style-name="P12" draw:layer="layout" svg:x1="14.925cm" svg:y1="11.769cm" svg:x2="15.306cm" svg:y2="11.896cm">
                <text:p/>
              </draw:line>
              <draw:line draw:style-name="gr11" draw:text-style-name="P12" draw:layer="layout" svg:x1="15.305cm" svg:y1="11.896cm" svg:x2="14.544cm" svg:y2="12.15cm">
                <text:p/>
              </draw:line>
              <draw:line draw:style-name="gr11" draw:text-style-name="P12" draw:layer="layout" svg:x1="14.544cm" svg:y1="12.15cm" svg:x2="14.925cm" svg:y2="12.277cm">
                <text:p/>
              </draw:line>
            </draw:g>
            <draw:line draw:style-name="gr11" draw:text-style-name="P12" draw:layer="layout" svg:x1="14.925cm" svg:y1="10.753cm" svg:x2="14.925cm" svg:y2="11.261cm">
              <text:p/>
            </draw:line>
          </draw:g>
          <draw:line draw:style-name="gr11" draw:text-style-name="P1" draw:layer="layout" svg:x1="14.925cm" svg:y1="12.785cm" svg:x2="14.925cm" svg:y2="14.055cm">
            <text:p/>
          </draw:line>
        </draw:g>
        <draw:frame draw:style-name="gr20" draw:text-style-name="P8" draw:layer="layout" svg:width="1.276cm" svg:height="0.998cm" svg:x="13.319cm" svg:y="11.388cm">
          <draw:text-box>
            <text:p><text:span text:style-name="T6">R</text:span><text:span text:style-name="T3">2</text:span></text:p>
          </draw:text-box>
        </draw:frame>
        <draw:g>
          <draw:frame draw:style-name="gr5" draw:text-style-name="P3" draw:layer="layout" svg:width="0.875cm" svg:height="0.962cm" svg:x="15.342cm" svg:y="10.779cm">
            <draw:text-box>
              <text:p>+</text:p>
            </draw:text-box>
          </draw:frame>
          <draw:frame draw:style-name="gr5" draw:text-style-name="P3" draw:layer="layout" svg:width="0.714cm" svg:height="0.962cm" svg:x="15.443cm" svg:y="11.979cm">
            <draw:text-box>
              <text:p>-</text:p>
            </draw:text-box>
          </draw:frame>
        </draw:g>
        <draw:frame draw:style-name="gr18" draw:text-style-name="P11" draw:layer="layout" svg:width="1.666cm" svg:height="1.361cm" svg:x="8.477cm" svg:y="14.309cm">
          <draw:text-box>
            <text:p text:style-name="P10"><text:span text:style-name="T4">n</text:span><text:span text:style-name="T5">c2</text:span><text:span text:style-name="T4">I</text:span><text:span text:style-name="T5">2</text:span></text:p>
          </draw:text-box>
        </draw:frame>
        <draw:g>
          <draw:custom-shape draw:style-name="gr8" draw:text-style-name="P6" draw:layer="layout" svg:width="1.397cm" svg:height="1.289cm" svg:x="9.638cm" svg:y="14.084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g>
            <draw:frame draw:style-name="gr5" draw:text-style-name="P3" draw:layer="layout" svg:width="0.875cm" svg:height="0.962cm" svg:x="9.883cm" svg:y="13.909cm">
              <draw:text-box>
                <text:p>+</text:p>
              </draw:text-box>
            </draw:frame>
            <draw:frame draw:style-name="gr19" draw:text-style-name="P3" draw:layer="layout" svg:width="0.714cm" svg:height="1.4cm" svg:x="9.984cm" svg:y="14.671cm">
              <draw:text-box>
                <text:p>-</text:p>
              </draw:text-box>
            </draw:frame>
          </draw:g>
        </draw:g>
        <draw:frame draw:style-name="gr18" draw:text-style-name="P11" draw:layer="layout" svg:width="1.666cm" svg:height="1.361cm" svg:x="8.484cm" svg:y="15.986cm">
          <draw:text-box>
            <text:p text:style-name="P10"><text:span text:style-name="T4">n</text:span><text:span text:style-name="T5">c1</text:span><text:span text:style-name="T4">I</text:span><text:span text:style-name="T5">1</text:span></text:p>
          </draw:text-box>
        </draw:frame>
        <draw:g>
          <draw:custom-shape draw:style-name="gr8" draw:text-style-name="P6" draw:layer="layout" svg:width="1.397cm" svg:height="1.289cm" svg:x="9.645cm" svg:y="15.82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g>
            <draw:frame draw:style-name="gr5" draw:text-style-name="P3" draw:layer="layout" svg:width="0.875cm" svg:height="0.962cm" svg:x="9.89cm" svg:y="15.645cm">
              <draw:text-box>
                <text:p>+</text:p>
              </draw:text-box>
            </draw:frame>
            <draw:frame draw:style-name="gr19" draw:text-style-name="P3" draw:layer="layout" svg:width="0.714cm" svg:height="1.4cm" svg:x="9.991cm" svg:y="16.407cm">
              <draw:text-box>
                <text:p>-</text:p>
              </draw:text-box>
            </draw:frame>
          </draw:g>
        </draw:g>
        <draw:g>
          <draw:custom-shape draw:style-name="gr8" draw:text-style-name="P6" draw:layer="layout" svg:width="1.397cm" svg:height="1.289cm" svg:x="9.645cm" svg:y="15.82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g>
            <draw:frame draw:style-name="gr5" draw:text-style-name="P3" draw:layer="layout" svg:width="0.892cm" svg:height="0.962cm" svg:x="9.79cm" svg:y="15.645cm">
              <draw:text-box>
                <text:p><text:s/>-</text:p>
              </draw:text-box>
            </draw:frame>
            <draw:frame draw:style-name="gr19" draw:text-style-name="P3" draw:layer="layout" svg:width="0.714cm" svg:height="1.4cm" svg:x="9.891cm" svg:y="16.407cm">
              <draw:text-box>
                <text:p>+</text:p>
              </draw:text-box>
            </draw:frame>
          </draw:g>
        </draw:g>
        <draw:line draw:style-name="gr11" draw:text-style-name="P1" draw:layer="layout" svg:x1="10.338cm" svg:y1="15.351cm" svg:x2="10.338cm" svg:y2="15.351cm">
          <text:p/>
        </draw:line>
        <draw:line draw:style-name="gr11" draw:text-style-name="P1" draw:layer="layout" svg:x1="10.338cm" svg:y1="15.351cm" svg:x2="10.338cm" svg:y2="15.808cm">
          <text:p/>
        </draw:line>
        <draw:circle draw:style-name="gr21" draw:text-style-name="P13" draw:layer="layout" svg:width="2.032cm" svg:height="2.032cm" svg:x="6.833cm" svg:y="12.43cm" draw:kind="arc" draw:start-angle="237.5" draw:end-angle="191.89">
          <text:p/>
        </draw:circle>
        <draw:frame draw:style-name="gr17" draw:text-style-name="P8" draw:layer="layout" svg:width="1.276cm" svg:height="1.016cm" svg:x="12.04cm" svg:y="12.938cm">
          <draw:text-box>
            <text:p><text:span text:style-name="T2">ϕ</text:span><text:span text:style-name="T3">2</text:span></text:p>
          </draw:text-box>
        </draw:frame>
        <draw:circle draw:style-name="gr21" draw:text-style-name="P13" draw:layer="layout" svg:width="2.032cm" svg:height="2.032cm" svg:x="11.532cm" svg:y="12.43cm" draw:kind="arc" draw:start-angle="237.5" draw:end-angle="191.89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th1" svg:font-family="MathJax_Math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229cm" fo:margin-right="0.229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3T18:01:54.844969603</meta:creation-date>
    <dc:date>2019-10-14T10:56:52.265264328</dc:date>
    <meta:editing-duration>PT4H9M2S</meta:editing-duration>
    <meta:editing-cycles>11</meta:editing-cycles>
    <meta:generator>LibreOffice/6.2.7.1$Linux_X86_64 LibreOffice_project/20$Build-1</meta:generator>
    <meta:document-statistic meta:object-count="256"/>
  </office:meta>
</office:document-meta>
</file>